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DAAAAA+AndikaDesRevE" svg:font-family="DAAAAA+AndikaDesRevE"/>
    <style:font-face style:name="OpenSymbol1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2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2" fo:font-size="24pt" fo:font-weight="bold" officeooo:rsid="002120f7" officeooo:paragraph-rsid="002120f7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2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7" style:family="paragraph" style:parent-style-name="Standard">
      <style:text-properties fo:text-transform="uppercase" fo:color="#336633" style:font-name="Calibri2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244eef"/>
    </style:style>
    <style:style style:name="P9" style:family="paragraph" style:parent-style-name="Text_20_body">
      <style:text-properties fo:color="#336633" fo:font-size="14pt" officeooo:paragraph-rsid="00244eef" style:font-size-asian="14pt" style:font-size-complex="14pt"/>
    </style:style>
    <style:style style:name="P1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244eef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2" fo:font-size="12pt" fo:font-style="normal" style:text-underline-style="solid" style:text-underline-width="auto" style:text-underline-color="font-color" fo:font-weight="normal" officeooo:paragraph-rsid="00244eef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257f61"/>
    </style:style>
    <style:style style:name="P1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use-window-font-color="true" style:font-name="DejaVu Sans" fo:font-size="10pt" style:text-underline-style="none" fo:font-weight="normal" officeooo:paragraph-rsid="00244eef" style:font-size-asian="10pt" style:font-weight-asian="normal" style:font-size-complex="10pt" style:font-weight-complex="normal"/>
    </style:style>
    <style:style style:name="P14" style:family="paragraph" style:parent-style-name="Heading_20_1">
      <style:text-properties officeooo:rsid="0018c82d" officeooo:paragraph-rsid="0018c82d"/>
    </style:style>
    <style:style style:name="P15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6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2" fo:font-size="12pt" officeooo:rsid="00257f61" style:font-size-asian="12pt" style:font-size-complex="12pt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 style:list-style-name="L1">
      <style:paragraph-properties style:text-autospace="none"/>
      <style:text-properties style:font-name="DAAAAA+AndikaDesRevE" fo:font-size="10.5pt" fo:font-weight="normal" officeooo:paragraph-rsid="001db6d0" style:font-name-asian="DAAAAA+AndikaDesRevE" style:font-size-asian="10.5pt" style:font-weight-asian="normal" style:font-name-complex="DAAAAA+AndikaDesRevE" style:font-size-complex="10.5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2120f7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Calibri2" fo:font-size="12pt" officeooo:rsid="002120f7" officeooo:paragraph-rsid="00257f61" style:font-name-asian="DAAAAA+AndikaDesRevE" style:font-size-asian="12pt" style:font-name-complex="DAAAAA+AndikaDesRevE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Calibri2" fo:font-size="12pt" officeooo:rsid="002120f7" officeooo:paragraph-rsid="002120f7" style:font-name-asian="DAAAAA+AndikaDesRevE" style:font-size-asian="12pt" style:font-name-complex="DAAAAA+AndikaDesRevE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Calibri2" fo:font-size="12pt" officeooo:rsid="00257f61" officeooo:paragraph-rsid="00257f61" style:font-name-asian="DAAAAA+AndikaDesRevE" style:font-size-asian="12pt" style:font-name-complex="DAAAAA+AndikaDesRevE" style:font-size-complex="12pt"/>
    </style:style>
    <style:style style:name="P23" style:family="paragraph" style:parent-style-name="Text_20_body" style:list-style-name="L1">
      <style:text-properties officeooo:paragraph-rsid="002120f7"/>
    </style:style>
    <style:style style:name="P24" style:family="paragraph" style:parent-style-name="Text_20_body" style:list-style-name="L3">
      <style:text-properties officeooo:rsid="002120f7" officeooo:paragraph-rsid="002120f7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120f7"/>
    </style:style>
    <style:style style:name="T4" style:family="text">
      <style:text-properties fo:color="#999966" officeooo:rsid="00244eef"/>
    </style:style>
    <style:style style:name="T5" style:family="text">
      <style:text-properties fo:text-transform="uppercase" fo:color="#999966" style:font-name="Tahoma1" fo:font-size="9pt" officeooo:rsid="002120f7"/>
    </style:style>
    <style:style style:name="T6" style:family="text">
      <style:text-properties fo:text-transform="uppercase" fo:color="#336633" style:font-name="Calibri2" fo:font-size="24pt" fo:font-weight="bold" style:font-size-asian="24pt" style:font-weight-asian="bold" style:font-size-complex="24pt" style:font-weight-complex="bold"/>
    </style:style>
    <style:style style:name="T7" style:family="text">
      <style:text-properties fo:text-transform="uppercase" fo:color="#336633" style:font-name="Calibri2" fo:font-size="24pt" fo:font-weight="bold" officeooo:rsid="002120f7" style:font-size-asian="24pt" style:font-weight-asian="bold" style:font-size-complex="24pt" style:font-weight-complex="bold"/>
    </style:style>
    <style:style style:name="T8" style:family="text">
      <style:text-properties fo:text-transform="uppercase" fo:color="#336633" style:font-name="Calibri2" fo:font-size="24pt" fo:font-weight="bold" officeooo:rsid="00257f61" style:font-size-asian="24pt" style:font-weight-asian="bold" style:font-size-complex="24pt" style:font-weight-complex="bold"/>
    </style:style>
    <style:style style:name="T9" style:family="text">
      <style:text-properties fo:text-transform="uppercase" fo:color="#336633" style:font-name="Arial1" fo:font-size="16pt" officeooo:rsid="002120f7"/>
    </style:style>
    <style:style style:name="T10" style:family="text">
      <style:text-properties style:font-name="Apple SD Gothic Neo" fo:font-size="9pt" style:font-size-asian="9pt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style:font-name="Calibri" fo:font-size="12pt" fo:font-style="normal" fo:background-color="transparent" loext:char-shading-value="0"/>
    </style:style>
    <style:style style:name="T14" style:family="text">
      <style:text-properties officeooo:rsid="001514ac"/>
    </style:style>
    <style:style style:name="T15" style:family="text">
      <style:text-properties officeooo:rsid="001db6d0"/>
    </style:style>
    <style:style style:name="T16" style:family="text">
      <style:text-properties officeooo:rsid="002120f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e633a"/>
    </style:style>
    <style:style style:name="T19" style:family="text">
      <style:text-properties fo:letter-spacing="-0.014cm" officeooo:rsid="000e633a"/>
    </style:style>
    <style:style style:name="T20" style:family="text">
      <style:text-properties fo:letter-spacing="-0.012cm" officeooo:rsid="000e633a"/>
    </style:style>
    <style:style style:name="T21" style:family="text">
      <style:text-properties officeooo:rsid="000c4f42"/>
    </style:style>
    <style:style style:name="T22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3" style:family="text">
      <style:text-properties officeooo:rsid="00257f61"/>
    </style:style>
    <style:style style:name="T24" style:family="text">
      <style:text-properties style:font-name="Calibri1" fo:font-size="12pt" officeooo:rsid="00257f61"/>
    </style:style>
    <style:style style:name="T25" style:family="text">
      <style:text-properties style:font-name="Calibri2" fo:font-size="12pt" officeooo:rsid="00257f61" style:font-name-asian="DAAAAA+AndikaDesRevE" style:font-size-asian="12pt" style:font-name-complex="DAAAAA+AndikaDesRevE" style:font-size-complex="12pt"/>
    </style:style>
    <style:style style:name="T26" style:family="text">
      <style:text-properties style:font-name="Calibri2" fo:font-size="12pt" officeooo:rsid="002120f7" style:font-name-asian="DAAAAA+AndikaDesRevE" style:font-size-asian="12pt" style:font-name-complex="DAAAAA+AndikaDesRevE" style:font-size-complex="12pt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7.007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text:p text:style-name="P15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8">UNIDAD </text:span><text:span text:style-name="T7">6</text:span><text:span text:style-name="T6">.</text:span></text:p>
      <text:p text:style-name="P5">arrays</text:p>
      <text:p text:style-name="P7">RECOMENDACIONES DE ESTUDIO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10">Autor<text:span text:style-name="T18">es: Carlos </text:span><text:span text:style-name="T19">Cacho y <text:s/>Raquel </text:span><text:span text:style-name="T20">Torres</text:span></text:p>
      <text:p text:style-name="P10">Revisado por:</text:p>
      <text:p text:style-name="P12"><text:span text:style-name="T11">Lionel <text:s/>Tarazon </text:span><text:span text:style-name="T12">–</text:span><text:span text:style-name="T11"> </text:span><text:a xlink:type="simple" xlink:href="mailto:lionel.tarazon@ceedcv.es" text:style-name="Internet_20_link" text:visited-style-name="Visited_20_Internet_20_Link">lionel.tarazon@ceedcv.es</text:a> </text:p>
      <text:p text:style-name="P10">F<text:span text:style-name="T21">co.</text:span> Javier Valero – <text:a xlink:type="simple" xlink:href="mailto:franciscojavier.valero@ceedcv.es" text:style-name="Internet_20_link" text:visited-style-name="Visited_20_Internet_20_Link"><text:span text:style-name="T22">franciscojavier.valero@ceedcv.es</text:span></text:a></text:p>
      <text:p text:style-name="P11"/>
      <text:p text:style-name="P16">2019/2020</text:p>
      <text:p text:style-name="P17"/>
      <text:p text:style-name="Titulo">UD0<text:span text:style-name="T9">6</text:span>. <text:span text:style-name="T16">Arrays</text:span></text:p>
      <text:p text:style-name="Titulo"/>
      <text:h text:style-name="P14" text:outline-level="1">Conocimientos previos</text:h>
      <text:list xml:id="list923871421" text:style-name="L1">
        <text:list-header>
          <text:p text:style-name="P23"><text:span text:style-name="T24">Programación en lenguaje Java </text:span><text:span text:style-name="T23">utilizando estructuras alternativas y repetitivas.</text:span></text:p>
          <text:p text:style-name="P18"/>
        </text:list-header>
      </text:list>
      <text:h text:style-name="Heading_20_1" text:outline-level="1">Objetivo<text:span text:style-name="T14">s</text:span></text:h>
      <text:list xml:id="list3146080013" text:style-name="L2">
        <text:list-item>
          <text:p text:style-name="P19"><text:span text:style-name="T25">Creación, utilización y manipulación</text:span><text:span text:style-name="T26"> de arrays.</text:span></text:p>
        </text:list-item>
        <text:list-item>
          <text:p text:style-name="P20"><text:span text:style-name="T23">Creación, utilización y manipulación</text:span> de cadenas <text:span text:style-name="T23">de caracteres.</text:span></text:p>
        </text:list-item>
        <text:list-item>
          <text:p text:style-name="P22">Búsqueda y ordenación de vectores.</text:p>
          <text:p text:style-name="P21"/>
        </text:list-item>
      </text:list>
      <text:h text:style-name="Heading_20_1" text:outline-level="1">Contenidos</text:h>
      <text:list xml:id="list2400785555" text:style-name="L3">
        <text:list-item>
          <text:p text:style-name="P24">Propiedades</text:p>
        </text:list-item>
        <text:list-item>
          <text:p text:style-name="P24">Arrays unidimensionales</text:p>
        </text:list-item>
        <text:list-item>
          <text:p text:style-name="P24">Arrays multidimensionales</text:p>
        </text:list-item>
        <text:list-item>
          <text:p text:style-name="P24">La clase Array</text:p>
        </text:list-item>
        <text:list-item>
          <text:p text:style-name="P24">La clase String</text:p>
        </text:list-item>
        <text:list-item>
          <text:p text:style-name="P24">Búsqueda en vectores</text:p>
        </text:list-item>
        <text:list-item>
          <text:p text:style-name="P24">Ordenación de vectores</text:p>
          <text:p text:style-name="P24"/>
        </text:list-item>
      </text:list>
      <text:h text:style-name="Heading_20_1" text:outline-level="1">Ejercicios y tareas</text:h>
      <text:p text:style-name="Text_20_body">Es importante leer atentamente los apuntes. <text:span text:style-name="T23">O</text:span>s recomendamos que realicéis la totalidad de los ejercicios, aunque como ya hemos comentado anteriormente son voluntarios y no evaluables.</text:p>
      <text:p text:style-name="Text_20_body"/>
      <text:p text:style-name="Text_20_body">Recordad que debéis intentar realizar los ejercicios solos, y cuando os atasquéis mirad los foros, y entended el <text:span text:style-name="T15">por</text:span> qué. </text:p>
      <text:p text:style-name="P9"/>
      <text:p text:style-name="P9"/>
      <text:p text:style-name="P9">Licencia</text:p>
      <text:p text:style-name="P8"/>
      <text:p text:style-name="P13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2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n2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text:span text:style-name="T17">Reconocimiento – NoComercial – CompartirIgual (by-nc-sa)</text:span>: No se permite un uso comercial de la obra original ni de las posibles obras derivadas, la distribución de las cuales se debe hacer con una licencia igual a la que regula la obra original. <text:span text:style-name="T13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Calibri" svg:font-family="Calibri, sans-serif"/>
    <style:font-face style:name="DAAAAA+AndikaDesRevE" svg:font-family="DAAAAA+AndikaDesRevE"/>
    <style:font-face style:name="OpenSymbol1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text-transform="uppercase" fo:color="#999966" style:font-name="Tahoma1" fo:font-size="9pt" officeooo:rsid="002120f7"/>
    </style:style>
    <style:style style:name="MT4" style:family="text">
      <style:text-properties fo:color="#999966" officeooo:rsid="002120f7"/>
    </style:style>
    <style:style style:name="MT5" style:family="text">
      <style:text-properties fo:color="#999966" officeooo:rsid="00244eef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6</text:span><text:span text:style-name="MT2">. </text:span><text:span text:style-name="MT4">arrays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</text:span><text:span text:style-name="MT5">F</text:span><text:span text:style-name="MT2">G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47M58S</meta:editing-duration>
    <meta:editing-cycles>20</meta:editing-cycles>
    <meta:generator>LibreOffice/6.3.3.2$Linux_X86_64 LibreOffice_project/30$Build-2</meta:generator>
    <dc:title>Plantilla CEED (1)</dc:title>
    <dc:date>2019-11-25T09:15:08.700697770</dc:date>
    <meta:document-statistic meta:table-count="0" meta:image-count="4" meta:object-count="0" meta:page-count="2" meta:paragraph-count="34" meta:word-count="212" meta:character-count="1430" meta:non-whitespace-character-count="1254"/>
    <meta:template xlink:type="simple" xlink:actuate="onRequest" xlink:title="Plantilla CEED (1)" xlink:href="../../../../../../.config/libreoffice/4/user/template/Plantilla%20CEED%20(1).ott" meta:date="2016-09-15T13:58:50.762648603"/>
  </office:meta>
</office:document-meta>
</file>